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NSimSun" svg:font-family="NSimSun" style:font-family-generic="system" style:font-pitch="variable" svg:panose-1="2 11 6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tyle:font-charset="x-symbol" svg:font-family="OpenSymbol" style:font-family-generic="system" svg:panose-1="2 11 6 4 2 2 2 2 2 4"/>
    <style:font-face style:name="Noto Sans" svg:font-family="Noto Sans"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Textbody" style:master-page-name="MP0" style:family="paragraph">
      <style:paragraph-properties fo:break-before="page" fo:line-height="142%"/>
    </style:style>
    <style:style style:name="T2" style:parent-style-name="DefaultParagraphFont" style:family="text">
      <style:text-properties style:font-name="Noto Sans" fo:color="#2D2D2D" fo:font-size="9.5pt" style:font-size-asian="9.5pt"/>
    </style:style>
    <style:style style:name="T3" style:parent-style-name="DefaultParagraphFont" style:family="text">
      <style:text-properties style:font-name="Noto Sans" fo:color="#2D2D2D" fo:font-size="9.5pt" style:font-size-asian="9.5pt"/>
    </style:style>
    <style:style style:name="T4" style:parent-style-name="DefaultParagraphFont" style:family="text">
      <style:text-properties style:font-name="Noto Sans" fo:color="#2D2D2D" fo:font-size="9.5pt" style:font-size-asian="9.5pt"/>
    </style:style>
    <style:style style:name="P5" style:parent-style-name="Textbody" style:family="paragraph">
      <style:paragraph-properties fo:line-height="142%"/>
      <style:text-properties style:font-name="Noto Sans" fo:color="#2D2D2D" fo:font-size="9.5pt" style:font-size-asian="9.5pt"/>
    </style:style>
    <style:style style:name="P6" style:parent-style-name="Heading2" style:family="paragraph">
      <style:paragraph-properties fo:line-height="140%"/>
      <style:text-properties style:font-name="Noto Sans" fo:color="#2D2D2D" fo:font-size="10pt" style:font-size-asian="10pt"/>
    </style:style>
    <style:style style:name="P7" style:parent-style-name="Textbody" style:family="paragraph">
      <style:paragraph-properties fo:margin-bottom="0in" fo:line-height="142%"/>
      <style:text-properties style:font-name="Noto Sans" fo:color="#2D2D2D" fo:font-size="9.5pt" style:font-size-asian="9.5pt"/>
    </style:style>
    <style:style style:name="P8" style:parent-style-name="Textbody" style:family="paragraph">
      <style:paragraph-properties fo:margin-bottom="0in" fo:line-height="142%"/>
      <style:text-properties style:font-name="Noto Sans" fo:color="#2D2D2D" fo:font-size="9.5pt" style:font-size-asian="9.5pt"/>
    </style:style>
    <style:style style:name="P9" style:parent-style-name="Textbody" style:family="paragraph">
      <style:paragraph-properties fo:margin-bottom="0in" fo:line-height="142%"/>
      <style:text-properties style:font-name="Noto Sans" fo:color="#2D2D2D" fo:font-size="9.5pt" style:font-size-asian="9.5pt"/>
    </style:style>
    <style:style style:name="P10" style:parent-style-name="Textbody" style:family="paragraph">
      <style:paragraph-properties fo:margin-bottom="0in" fo:line-height="142%"/>
      <style:text-properties style:font-name="Noto Sans" fo:color="#2D2D2D" fo:font-size="9.5pt" style:font-size-asian="9.5pt"/>
    </style:style>
    <style:style style:name="P11" style:parent-style-name="Textbody" style:family="paragraph">
      <style:paragraph-properties fo:margin-bottom="0in" fo:line-height="142%"/>
      <style:text-properties style:font-name="Noto Sans" fo:color="#2D2D2D" fo:font-size="9.5pt" style:font-size-asian="9.5pt"/>
    </style:style>
    <style:style style:name="P12" style:parent-style-name="Textbody" style:family="paragraph">
      <style:paragraph-properties fo:line-height="142%"/>
      <style:text-properties style:font-name="Noto Sans" fo:color="#2D2D2D" fo:font-size="9.5pt" style:font-size-asian="9.5pt"/>
    </style:style>
    <style:style style:name="P13" style:parent-style-name="Heading2" style:family="paragraph">
      <style:paragraph-properties fo:line-height="140%"/>
      <style:text-properties style:font-name="Noto Sans" fo:color="#2D2D2D" fo:font-size="10pt" style:font-size-asian="10pt"/>
    </style:style>
    <style:style style:name="P14" style:parent-style-name="Textbody" style:family="paragraph">
      <style:paragraph-properties fo:margin-bottom="0in" fo:line-height="142%"/>
      <style:text-properties style:font-name="Noto Sans" fo:color="#2D2D2D" fo:font-size="9.5pt" style:font-size-asian="9.5pt"/>
    </style:style>
    <style:style style:name="P15" style:parent-style-name="Textbody" style:family="paragraph">
      <style:paragraph-properties fo:margin-bottom="0in" fo:line-height="142%"/>
      <style:text-properties style:font-name="Noto Sans" fo:color="#2D2D2D" fo:font-size="9.5pt" style:font-size-asian="9.5pt"/>
    </style:style>
    <style:style style:name="P16" style:parent-style-name="Textbody" style:family="paragraph">
      <style:paragraph-properties fo:margin-bottom="0in" fo:line-height="142%"/>
      <style:text-properties style:font-name="Noto Sans" fo:color="#2D2D2D" fo:font-size="9.5pt" style:font-size-asian="9.5pt"/>
    </style:style>
    <style:style style:name="P17" style:parent-style-name="Textbody" style:family="paragraph">
      <style:paragraph-properties fo:margin-bottom="0in" fo:line-height="142%"/>
      <style:text-properties style:font-name="Noto Sans" fo:color="#2D2D2D" fo:font-size="9.5pt" style:font-size-asian="9.5pt"/>
    </style:style>
    <style:style style:name="P18" style:parent-style-name="Textbody" style:family="paragraph">
      <style:paragraph-properties fo:line-height="142%"/>
      <style:text-properties style:font-name="Noto Sans" fo:color="#2D2D2D" fo:font-size="9.5pt" style:font-size-asian="9.5pt"/>
    </style:style>
    <style:style style:name="P19" style:parent-style-name="Textbody" style:family="paragraph">
      <style:paragraph-properties fo:line-height="142%"/>
      <style:text-properties style:font-name="Noto Sans" fo:color="#2D2D2D" fo:font-size="9.5pt" style:font-size-asian="9.5pt"/>
    </style:style>
    <style:style style:name="P20" style:parent-style-name="Textbody" style:family="paragraph">
      <style:paragraph-properties fo:margin-bottom="0in" fo:line-height="142%"/>
      <style:text-properties style:font-name="Noto Sans" fo:color="#2D2D2D" fo:font-size="9.5pt" style:font-size-asian="9.5pt"/>
    </style:style>
    <style:style style:name="P21" style:parent-style-name="Textbody" style:family="paragraph">
      <style:paragraph-properties fo:margin-bottom="0in" fo:line-height="142%"/>
      <style:text-properties style:font-name="Noto Sans" fo:color="#2D2D2D" fo:font-size="9.5pt" style:font-size-asian="9.5pt"/>
    </style:style>
    <style:style style:name="P22" style:parent-style-name="Textbody" style:family="paragraph">
      <style:paragraph-properties fo:margin-bottom="0in" fo:line-height="142%"/>
      <style:text-properties style:font-name="Noto Sans" fo:color="#2D2D2D" fo:font-size="9.5pt" style:font-size-asian="9.5pt"/>
    </style:style>
    <style:style style:name="P23" style:parent-style-name="Textbody" style:family="paragraph">
      <style:paragraph-properties fo:margin-bottom="0in" fo:line-height="142%"/>
      <style:text-properties style:font-name="Noto Sans" fo:color="#2D2D2D" fo:font-size="9.5pt" style:font-size-asian="9.5pt"/>
    </style:style>
    <style:style style:name="P24" style:parent-style-name="Textbody" style:family="paragraph">
      <style:paragraph-properties fo:margin-bottom="0in" fo:line-height="142%"/>
      <style:text-properties style:font-name="Noto Sans" fo:color="#2D2D2D" fo:font-size="9.5pt" style:font-size-asian="9.5pt"/>
    </style:style>
    <style:style style:name="P25" style:parent-style-name="Textbody" style:family="paragraph">
      <style:paragraph-properties fo:margin-bottom="0in" fo:line-height="142%"/>
      <style:text-properties style:font-name="Noto Sans" fo:color="#2D2D2D" fo:font-size="9.5pt" style:font-size-asian="9.5pt"/>
    </style:style>
    <style:style style:name="P26" style:parent-style-name="Textbody" style:family="paragraph">
      <style:paragraph-properties fo:margin-bottom="0in" fo:line-height="142%"/>
      <style:text-properties style:font-name="Noto Sans" fo:color="#2D2D2D" fo:font-size="9.5pt" style:font-size-asian="9.5pt"/>
    </style:style>
    <style:style style:name="P27" style:parent-style-name="Textbody" style:family="paragraph">
      <style:paragraph-properties fo:margin-bottom="0in" fo:line-height="142%"/>
      <style:text-properties style:font-name="Noto Sans" fo:color="#2D2D2D" fo:font-size="9.5pt" style:font-size-asian="9.5pt"/>
    </style:style>
    <style:style style:name="P28" style:parent-style-name="Textbody" style:family="paragraph">
      <style:paragraph-properties fo:margin-bottom="0in" fo:line-height="142%"/>
      <style:text-properties style:font-name="Noto Sans" fo:color="#2D2D2D" fo:font-size="9.5pt" style:font-size-asian="9.5pt"/>
    </style:style>
    <style:style style:name="P29" style:parent-style-name="Textbody" style:family="paragraph">
      <style:paragraph-properties fo:line-height="142%"/>
      <style:text-properties style:font-name="Noto Sans" fo:color="#2D2D2D" fo:font-size="9.5pt" style:font-size-asian="9.5pt"/>
    </style:style>
    <style:style style:name="P30" style:parent-style-name="Textbody" style:family="paragraph">
      <style:paragraph-properties fo:line-height="142%"/>
      <style:text-properties style:font-name="Noto Sans" fo:color="#2D2D2D" fo:font-size="9.5pt" style:font-size-asian="9.5pt"/>
    </style:style>
    <style:style style:name="P31" style:parent-style-name="Textbody" style:family="paragraph">
      <style:paragraph-properties fo:line-height="142%"/>
      <style:text-properties style:font-name="Noto Sans" fo:color="#2D2D2D" fo:font-size="9.5pt" style:font-size-asian="9.5pt"/>
    </style:style>
    <style:style style:name="P32" style:parent-style-name="Heading2" style:family="paragraph">
      <style:paragraph-properties fo:line-height="140%"/>
      <style:text-properties style:font-name="Noto Sans" fo:color="#2D2D2D" fo:font-size="10pt" style:font-size-asian="10pt"/>
    </style:style>
    <style:style style:name="P33" style:parent-style-name="Textbody" style:family="paragraph">
      <style:paragraph-properties fo:line-height="142%"/>
      <style:text-properties style:font-name="Noto Sans" fo:color="#2D2D2D" fo:font-size="9.5pt" style:font-size-asian="9.5pt"/>
    </style:style>
    <style:style style:name="P34" style:parent-style-name="Textbody" style:family="paragraph">
      <style:paragraph-properties fo:line-height="142%"/>
      <style:text-properties style:font-name="Noto Sans" fo:color="#2D2D2D" fo:font-size="9.5pt" style:font-size-asian="9.5pt"/>
    </style:style>
    <style:style style:name="P35" style:parent-style-name="Textbody" style:family="paragraph">
      <style:paragraph-properties fo:line-height="142%"/>
    </style:style>
    <style:style style:name="T36" style:parent-style-name="DefaultParagraphFont" style:family="text">
      <style:text-properties style:font-name="Noto Sans" fo:color="#2D2D2D" fo:font-size="9.5pt" style:font-size-asian="9.5pt"/>
    </style:style>
  </office:automatic-styles>
  <office:body>
    <office:text text:use-soft-page-breaks="true">
      <text:p text:style-name="P1"><text:span text:style-name="T2">MediaReps is a fast-growing startup in the online advertising industry, looking for a talented, motivated to come in and join our software development team. We are looking for a<text:s/></text:span><text:span text:style-name="T3">self-starter with a positive attitude, who is willing to roll up their sleeves and write code alongside the team as we grow our products. We are looking for an individual with considerable MySQL experience, database architecting and design. One or a combin</text:span><text:span text:style-name="T4">ation of those skills combined with organization and creative capabilities, makes this person an ideal candidate.</text:span></text:p>
      <text:p text:style-name="P5">A successful candidate will have good written and spoken communication and organizational skills, the ability to work in a fast-paced, small-team environment, strong attention to detail, and personal accountability.</text:p>
      <text:h text:style-name="P6" text:outline-level="2">Required Skills/Experience:</text:h>
      <text:list text:style-name="LFO1" text:continue-numbering="true">
        <text:list-item>
          <text:p text:style-name="P7">Project Management / Agile / SDLC</text:p>
        </text:list-item>
        <text:list-item>
          <text:p text:style-name="P8">LAMP Stack</text:p>
        </text:list-item>
        <text:list-item>
          <text:p text:style-name="P9">Redis</text:p>
        </text:list-item>
        <text:list-item>
          <text:p text:style-name="P10">Version Control (Git)</text:p>
        </text:list-item>
        <text:list-item>
          <text:p text:style-name="P11">Relational Database Architecture</text:p>
        </text:list-item>
        <text:list-item>
          <text:p text:style-name="P12">Working with High Availability, Distributed Systems</text:p>
        </text:list-item>
      </text:list>
      <text:h text:style-name="P13" text:outline-level="2">Desired Skills/Experience (a plus):</text:h>
      <text:list text:style-name="LFO2" text:continue-numbering="true">
        <text:list-item>
          <text:p text:style-name="P14">Ad Platform Experience</text:p>
        </text:list-item>
        <text:list-item>
          <text:p text:style-name="P15">Continuous Integration</text:p>
        </text:list-item>
        <text:list-item>
          <text:p text:style-name="P16">NoSQL (MongoDB)</text:p>
        </text:list-item>
        <text:list-item>
          <text:p text:style-name="P17">PHP Framework such as Laravel (or general MVC experience)</text:p>
        </text:list-item>
        <text:list-item>
          <text:p text:style-name="P18">Experience with web development languages of HTML, CSS and JavaScript/jQuery</text:p>
        </text:list-item>
      </text:list>
      <text:p text:style-name="P19">Working for a promising startup is a rare opportunity, this will be a lifestyle choice for you, not a job choice. This is a challenging position as the environment is ever changing and the product is always evolving. New projects and products are concepted regularly. If you<text:s/>the individual above, intelligent, and like a challenge, then here's what else we offer:</text:p>
      <text:list text:style-name="LFO3" text:continue-numbering="true">
        <text:list-item>
          <text:p text:style-name="P20">Ad Platform Experience</text:p>
        </text:list-item>
        <text:list-item>
          <text:p text:style-name="P21">Continuous Integration</text:p>
        </text:list-item>
        <text:list-item>
          <text:p text:style-name="P22">NoSQL (MongoDB)</text:p>
        </text:list-item>
        <text:list-item>
          <text:p text:style-name="P23">Competitive salary and benefits</text:p>
        </text:list-item>
        <text:list-item>
          <text:p text:style-name="P24">paid sick/vacation days.</text:p>
        </text:list-item>
        <text:list-item>
          <text:p text:style-name="P25">Open office environment</text:p>
        </text:list-item>
        <text:list-item>
          <text:p text:style-name="P26">Stocked Snacks and<text:s/>fridge</text:p>
        </text:list-item>
        <text:list-item>
          <text:p text:style-name="P27">Free Coffee and Tea at our connected Café</text:p>
        </text:list-item>
        <text:list-item>
          <text:p text:style-name="P28">Ground Breaking technology</text:p>
        </text:list-item>
        <text:list-item>
          <text:p text:style-name="P29">Great team of individuals.</text:p>
        </text:list-item>
      </text:list>
      <text:p text:style-name="P30">Company benefits provided after initial 90 days of employment include full medical, dental, and vision coverage, as well as life insurance. The company also offers a 401k plan with company match to all employees after one year full employment.</text:p>
      <text:soft-page-break/>
      <text:p text:style-name="P31">This is a position for on-site work in our offices only. There are telecommuting options if necessary for partial days of the week, off-site applicants will be considered.</text:p>
      <text:h text:style-name="P32" text:outline-level="2">How to apply?</text:h>
      <text:p text:style-name="P33">Are you the perfect fit? We invite interested and qualified applicants to submit all of the following: resume, cover letter to info@traffichaus.com</text:p>
      <text:p text:style-name="P34">When applying for this position, please put "Junior Developer Wanted - (your name)" in<text:s/>the subject of your email.</text:p>
      <text:p text:style-name="P35"><text:span text:style-name="T36">Source : https://www.indeed.com/q-Job-Developer-jobs.html?vjk=d6f9a9560da4a7c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NSimSun" svg:font-family="NSimSun" style:font-family-generic="system" style:font-pitch="variable" svg:panose-1="2 11 6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tyle:font-charset="x-symbol" svg:font-family="OpenSymbol" style:font-family-generic="system" svg:panose-1="2 11 6 4 2 2 2 2 2 4"/>
    <style:font-face style:name="Noto Sans" svg:font-family="Noto Sans"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style:font-name-asian="NSimSun" style:font-name-complex="Arial"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ry Catherine Lombard</dc:creator>
    <meta:creation-date>2020-11-07T11:56:00Z</meta:creation-date>
    <dc:date>2020-11-07T11:56:00Z</dc:date>
    <meta:template xlink:href="Normal.dotm" xlink:type="simple"/>
    <meta:editing-cycles>2</meta:editing-cycles>
    <meta:editing-duration>PT60S</meta:editing-duration>
    <meta:document-statistic meta:page-count="2" meta:paragraph-count="5" meta:word-count="385" meta:character-count="2578" meta:row-count="18" meta:non-whitespace-character-count="2198"/>
  </office:meta>
</office:document-meta>
</file>